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d3b" officeooo:paragraph-rsid="00066d3b"/>
    </style:style>
    <style:style style:name="P2" style:family="paragraph" style:parent-style-name="Standard">
      <style:text-properties officeooo:rsid="00066d3b" officeooo:paragraph-rsid="0007bb26"/>
    </style:style>
    <style:style style:name="P3" style:family="paragraph" style:parent-style-name="Standard">
      <style:text-properties officeooo:rsid="0007bb26" officeooo:paragraph-rsid="0007bb26"/>
    </style:style>
    <style:style style:name="T1" style:family="text">
      <style:text-properties officeooo:rsid="0007bb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Este programa se ha desarrollado utilizando la siguiente tecnología:</text:p>
      <text:p text:style-name="P1"/>
      <text:p text:style-name="Heading">Python 2.7</text:p>
      <text:p text:style-name="P3">(https://www.python.org/downloads/release/python-2714/)</text:p>
      <text:p text:style-name="P1">Python es un lenguaje de programación interpretado cuya filosofía hace hincapié en una sintaxis que favorezca un código legible.</text:p>
      <text:p text:style-name="P1"/>
      <text:p text:style-name="P1">Se trata de un lenguaje de programación multiparadigma, ya que soporta orientación a objetos, programación imperativa y, en menor medida, programación funcional. Es un lenguaje interpretado, usa tipado dinámico y es multiplataforma.</text:p>
      <text:p text:style-name="P1"/>
      <text:p text:style-name="P1">Es administrado por la Python Software Foundation. Posee una licencia de código abierto, denominada Python Software Foundation License,1​ que es compatible con la Licencia pública general de GNU a partir de la versión 2.1.1, e incompatible en ciertas versiones anteriores.</text:p>
      <text:p text:style-name="P1"/>
      <text:p text:style-name="Heading">PySide</text:p>
      <text:p text:style-name="P3">(https://wiki.qt.io/PySide)</text:p>
      <text:p text:style-name="P1">PySide es una biblioteca para Python que hace de binding para las herramientas de interfaz gráfica de usuario (GUI) de Qt. Es una de las alternativas para programar GUI en Python, en vez de usar Tkinter el cual es usado por Python. Como Qt, PySide es software libre.</text:p>
      <text:p text:style-name="P1"/>
      <text:p text:style-name="P1">PySide fue liberado bajo la licencia LGPL en agosto de 2009 por Nokia,1​ (expropietaria de las herramientas de Qt) después de que Nokia no alcanzara un acuerdo con los desarrolladores de PyQt, Riverbank Computing, para que esta última cambiara los términos de licencia de PyQt para incluir LGPL como licencia alternativa.</text:p>
      <text:p text:style-name="P1"/>
      <text:p text:style-name="P1">PySide soporta Linux/X11, Mac OS X, MeeGo, Windows y Maemo.</text:p>
      <text:p text:style-name="P1"/>
      <text:p text:style-name="Heading">Sqlite3</text:p>
      <text:p text:style-name="P3">(https://www.sqlite.org/)</text:p>
      <text:p text:style-name="P1">SQLite es un sistema de gestión de bases de datos relacional compatible con ACID, contenida en una relativamente pequeña (~275 kiB)2​ biblioteca escrita en C. SQLite es un proyecto de dominio público1​ creado por D. Richard Hipp.</text:p>
      <text:p text:style-name="P1"/>
      <text:p text:style-name="P1">A diferencia de los sistema de gestión de bases de datos cliente-servidor, el motor de SQLite no es un proceso independiente con el que el programa principal se comunica. En lugar de eso, la biblioteca SQLite se enlaza con el programa pasando a ser parte integral del mismo. El programa utiliza la funcionalidad de SQLite a través de llamadas simples a subrutinas y funciones. Esto reduce la latencia en el acceso a la base de datos, debido a que las llamadas a funciones son más eficientes que la comunicación entre procesos. El conjunto de la base de datos (definiciones, tablas, índices, y los propios datos), son guardados como un sólo fichero estándar en la máquina host. Este diseño simple se logra bloqueando todo el fichero de base de datos al principio de cada transacción.</text:p>
      <text:p text:style-name="P1"/>
      <text:p text:style-name="Heading"><text:soft-page-break/>Como soporte al desarrollo también se ha utilizado el siguiente software:</text:p>
      <text:p text:style-name="P2">PyCharm: IDE para escribir programas en utilizando el lenguaje Python. <text:span text:style-name="T1">(https://www.jetbrains.com/pycharm/)</text:span></text:p>
      <text:p text:style-name="P2">DIA: utilizado para la elaboración de diagramas. <text:span text:style-name="T1">(http://dia-installer.de/)</text:span></text:p>
      <text:p text:style-name="P2">DeZing: para la elaboración del diagrama de tablas. <text:span text:style-name="T1">(</text:span><text:a xlink:type="simple" xlink:href="http://www.datanamic.com/dezign/" text:style-name="Internet_20_link" text:visited-style-name="Visited_20_Internet_20_Link"><text:span text:style-name="T1">http://www.datanamic.com/dezign/</text:span></text:a><text:span text:style-name="T1">)</text:span></text:p>
      <text:p text:style-name="P2"/>
      <text:p text:style-name="Heading">Uso:</text:p>
      <text:p text:style-name="P3"/>
      <text:p text:style-name="P3">El código de este programa ha sido desarrollado con <text:s/>un fin meramente educativo, sin embargo, la propiedad intelectual del código escrito pertenece a Gabriel Fernández.</text:p>
      <text:p text:style-name="P3"/>
      <text:p text:style-name="P3">Los recursos de este proyecto pueden ser clonados en: https://github.com/gabofer82/taller_programacion_201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8:00:49.565453808</meta:creation-date>
    <dc:date>2017-11-07T18:12:29.461405390</dc:date>
    <meta:editing-duration>PT11M39S</meta:editing-duration>
    <meta:editing-cycles>2</meta:editing-cycles>
    <meta:generator>LibreOffice/5.3.2.2$Linux_X86_64 LibreOffice_project/6cd4f1ef626f15116896b1d8e1398b56da0d0ee1</meta:generator>
    <meta:document-statistic meta:table-count="0" meta:image-count="0" meta:object-count="0" meta:page-count="2" meta:paragraph-count="22" meta:word-count="386" meta:character-count="3107" meta:non-whitespace-character-count="2259"/>
  </office:meta>
</office:document-meta>
</file>